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15.2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133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AllDa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l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LSMEANS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2.4553764705245" calcext:value-type="float">
            <text:p>62.4553764705245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4.9925429838137" calcext:value-type="float">
            <text:p>64.9925429838137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4.9925429838137" calcext:value-type="float">
            <text:p>64.9925429838137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2.4553764705245" calcext:value-type="float">
            <text:p>62.4553764705245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62.4553764705245" calcext:value-type="float">
            <text:p>62.4553764705245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8.5954990935989" calcext:value-type="float">
            <text:p>58.5954990935989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.4553764705245" calcext:value-type="float">
            <text:p>62.4553764705245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5.2165516418824" calcext:value-type="float">
            <text:p>55.216551641882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8.5552089900414" calcext:value-type="float">
            <text:p>38.55520899004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.3487689685008" calcext:value-type="float">
            <text:p>23.3487689685008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ClimateTo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5427268894614" calcext:value-type="float">
            <text:p>10.542726889461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2.0146768239588" calcext:value-type="float">
            <text:p>52.0146768239588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2.2386854820275" calcext:value-type="float">
            <text:p>42.238685482027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.4775103106695" calcext:value-type="float">
            <text:p>49.477510310669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.617632933744" calcext:value-type="float">
            <text:p>45.617632933744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3709028086459" calcext:value-type="float">
            <text:p>10.3709028086459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.43513927039356" calcext:value-type="float">
            <text:p>-2.43513927039356</text:p>
          </table:table-cell>
        </table:table-row>
        <table:table-row table:style-name="ro1">
          <table:table-cell office:value-type="string" calcext:value-type="string">
            <text:p>Density.dependenc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.5773428301865" calcext:value-type="float">
            <text:p>25.5773428301865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.7666366263667" calcext:value-type="float">
            <text:p>38.7666366263667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U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U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.28613557777081" calcext:value-type="float">
            <text:p>-9.28613557777081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.1636805165816" calcext:value-type="float">
            <text:p>45.163680516581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.6265140032923" calcext:value-type="float">
            <text:p>42.626514003292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199065012686" calcext:value-type="float">
            <text:p>3.5199065012686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.3876891746503" calcext:value-type="float">
            <text:p>35.3876891746503</text:p>
          </table:table-cell>
        </table:table-row>
        <table:table-row table:style-name="ro1">
          <table:table-cell office:value-type="string" calcext:value-type="string">
            <text:p>INTCOMP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8.7263465228093" calcext:value-type="float">
            <text:p>18.7263465228093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.5781168860294" calcext:value-type="float">
            <text:p>23.578116886029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4.43436521455069" calcext:value-type="float">
            <text:p>-4.43436521455069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3.6184069895868" calcext:value-type="float">
            <text:p>43.6184069895868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.37167686448872" calcext:value-type="float">
            <text:p>8.37167686448872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0.0154508798017" calcext:value-type="float">
            <text:p>50.0154508798017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7.4782843665124" calcext:value-type="float">
            <text:p>47.4782843665124</text:p>
          </table:table-cell>
        </table:table-row>
        <table:table-row table:style-name="ro1">
          <table:table-cell office:value-type="string" calcext:value-type="string">
            <text:p>MIMICRY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.2394595378704" calcext:value-type="float">
            <text:p>40.23945953787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4.4015540237404" calcext:value-type="float">
            <text:p>44.401554023740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8.0045101335255" calcext:value-type="float">
            <text:p>38.0045101335255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.9642200299681" calcext:value-type="float">
            <text:p>17.964220029968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.048262070612" calcext:value-type="float">
            <text:p>-10.048262070612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.8643875104511" calcext:value-type="float">
            <text:p>41.864387510451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4.6255626818091" calcext:value-type="float">
            <text:p>34.6255626818091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AT_CARE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577800084274" calcext:value-type="float">
            <text:p>2.757780008427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EM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9.1681588155777" calcext:value-type="float">
            <text:p>79.168158815577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6.6309923022884" calcext:value-type="float">
            <text:p>76.630992302288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72.7711149253628" calcext:value-type="float">
            <text:p>72.7711149253628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.3921674736464" calcext:value-type="float">
            <text:p>69.392167473646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2.7308248218054" calcext:value-type="float">
            <text:p>52.7308248218054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7.5243848002647" calcext:value-type="float">
            <text:p>37.5243848002647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Predator-Prey</text:p>
          </table:table-cell>
          <table:table-cell office:value-type="string" calcext:value-type="string">
            <text:p>TRO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.7183427212253" calcext:value-type="float">
            <text:p>24.7183427212253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5.5879747708534" calcext:value-type="float">
            <text:p>55.587974770853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9.1909308806385" calcext:value-type="float">
            <text:p>49.1909308806385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.8119834289221" calcext:value-type="float">
            <text:p>45.811983428922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9442007555404" calcext:value-type="float">
            <text:p>13.9442007555404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38158676501" calcext:value-type="float">
            <text:p>1.13815867650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.0508082575641" calcext:value-type="float">
            <text:p>53.0508082575641</text:p>
          </table:table-cell>
        </table:table-row>
        <table:table-row table:style-name="ro1">
          <table:table-cell office:value-type="string" calcext:value-type="string">
            <text:p>SEXSEL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1506407770811" calcext:value-type="float">
            <text:p>29.1506407770811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.9293448348233" calcext:value-type="float">
            <text:p>55.929344834823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8.4665113481126" calcext:value-type="float">
            <text:p>58.466511348112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8.4665113481126" calcext:value-type="float">
            <text:p>58.466511348112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5.9293448348233" calcext:value-type="float">
            <text:p>55.929344834823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5.9293448348233" calcext:value-type="float">
            <text:p>55.929344834823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5.9293448348233" calcext:value-type="float">
            <text:p>55.929344834823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2.0694674578978" calcext:value-type="float">
            <text:p>52.0694674578978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2.0291773543403" calcext:value-type="float">
            <text:p>32.029177354340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8.6905200061813" calcext:value-type="float">
            <text:p>48.6905200061813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01669525376024" calcext:value-type="float">
            <text:p>4.01669525376024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.8227373327996" calcext:value-type="float">
            <text:p>16.822737332799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R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873" calcext:value-type="float">
            <text:p>873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U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U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8.7452771768416" calcext:value-type="float">
            <text:p>58.745277176841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29546108248923" calcext:value-type="float">
            <text:p>4.295461082489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6.2081106635523" calcext:value-type="float">
            <text:p>56.208110663552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2.3482332866267" calcext:value-type="float">
            <text:p>52.3482332866267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8.9692858349103" calcext:value-type="float">
            <text:p>48.969285834910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.3079431830693" calcext:value-type="float">
            <text:p>32.3079431830693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.1015031615286" calcext:value-type="float">
            <text:p>17.1015031615286</text:p>
          </table:table-cell>
        </table:table-row>
        <table:table-row table:style-name="ro1">
          <table:table-cell office:value-type="string" calcext:value-type="string">
            <text:p>speciatio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9546108248923" calcext:value-type="float">
            <text:p>4.29546108248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0" loext:min-decimal-places="0" number:min-integer-digits="0"/>
      <number:text>.$#,##0.00_);[Red]\($"#,##0.00\)</number:text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month/>
      <number:text>/</number:text>
      <number:day/>
      <number:text>/</number:text>
      <number:year/>
      <number:text> </number:text>
      <number:hours/>
      <number:text>:</number:text>
      <number:minutes/>
    </number:dat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4">
      <number:minutes number:style="long"/>
      <number:text>:</number:text>
      <number:seconds number:style="long"/>
    </number:tim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Data" style:display-name="PageStyle_All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08:22:36.894048432</dc:date>
    <meta:editing-duration>PT38S</meta:editing-duration>
    <meta:editing-cycles>1</meta:editing-cycles>
    <meta:document-statistic meta:table-count="1" meta:cell-count="10606" meta:object-count="0"/>
    <meta:generator>LibreOffice/6.0.7.3$Linux_X86_64 LibreOffice_project/00m0$Build-3</meta:generator>
  </office:meta>
</office:document-meta>
</file>